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fo:font-size="14pt" fo:font-style="normal" fo:font-weight="bold" officeooo:rsid="001383bb" officeooo:paragraph-rsid="001383bb" style:font-size-asian="14pt" style:font-style-asian="normal" style:font-weight-asian="bold" style:font-size-complex="14pt" style:font-style-complex="normal" style:font-weight-complex="bold"/>
    </style:style>
    <style:style style:name="P4" style:family="paragraph" style:parent-style-name="Standard">
      <style:text-properties officeooo:paragraph-rsid="001383bb"/>
    </style:style>
    <style:style style:name="P5" style:family="paragraph" style:parent-style-name="Text_20_body" style:list-style-name="L1">
      <style:text-properties officeooo:paragraph-rsid="001383bb"/>
    </style:style>
    <style:style style:name="P6" style:family="paragraph" style:parent-style-name="Text_20_body" style:list-style-name="L1"/>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officeooo:paragraph-rsid="000c0f69"/>
    </style:style>
    <style:style style:name="P9" style:family="paragraph" style:parent-style-name="Standard">
      <style:paragraph-properties fo:text-align="end" style:justify-single-word="false"/>
      <style:text-properties officeooo:paragraph-rsid="000c0f69"/>
    </style:style>
    <style:style style:name="P10" style:family="paragraph" style:parent-style-name="Standard">
      <style:paragraph-properties fo:text-align="justify" style:justify-single-word="false"/>
      <style:text-properties fo:font-size="14pt" fo:font-weight="bold" officeooo:paragraph-rsid="000c0f69" style:font-size-asian="14pt" style:font-weight-asian="bold" style:font-size-complex="14pt" style:font-weight-complex="bold"/>
    </style:style>
    <style:style style:name="P11" style:family="paragraph" style:parent-style-name="Text_20_body">
      <style:paragraph-properties fo:text-align="start" style:justify-single-word="false"/>
      <style:text-properties officeooo:paragraph-rsid="000cff9f"/>
    </style:style>
    <style:style style:name="P12" style:family="paragraph" style:parent-style-name="Preformatted_20_Text">
      <style:text-properties fo:font-size="11pt" fo:font-weight="normal" style:font-size-asian="11pt" style:font-weight-asian="normal" style:font-size-complex="11pt" style:font-weight-complex="normal"/>
    </style:style>
    <style:style style:name="P13" style:family="paragraph" style:parent-style-name="Preformatted_20_Text">
      <style:text-properties fo:font-size="12pt" fo:font-weight="bold" style:font-size-asian="12pt" style:font-weight-asian="bold" style:font-size-complex="12pt" style:font-weight-complex="bold"/>
    </style:style>
    <style:style style:name="P14" style:family="paragraph" style:parent-style-name="Heading_20_2">
      <style:text-properties fo:font-size="14pt" fo:font-weight="bold" officeooo:rsid="000cff9f" style:font-size-asian="14pt" style:font-weight-asian="bold" style:font-size-complex="14pt" style:font-weight-complex="bold"/>
    </style:style>
    <style:style style:name="P15" style:family="paragraph" style:parent-style-name="Heading_20_3">
      <style:text-properties fo:font-size="11pt" style:font-size-asian="11pt" style:font-size-complex="11pt"/>
    </style:style>
    <style:style style:name="P16" style:family="paragraph" style:parent-style-name="Text_20_body" style:list-style-name="L2">
      <style:paragraph-properties fo:margin-top="0cm" fo:margin-bottom="0cm" style:contextual-spacing="false"/>
    </style:style>
    <style:style style:name="P17" style:family="paragraph" style:parent-style-name="Text_20_body" style:list-style-name="L2"/>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list-style-name="L3"/>
    <style:style style:name="P20" style:family="paragraph" style:parent-style-name="Heading_20_2">
      <style:paragraph-properties fo:keep-with-next="always"/>
      <style:text-properties fo:font-size="14pt" officeooo:rsid="000cff9f" style:font-size-asian="14pt" style:font-size-complex="14pt"/>
    </style:style>
    <style:style style:name="P21" style:family="paragraph" style:parent-style-name="Text_20_body">
      <style:text-properties fo:font-size="11pt" officeooo:rsid="0014a712" officeooo:paragraph-rsid="0014a712" style:font-size-asian="11pt" style:font-size-complex="11pt"/>
    </style:style>
    <style:style style:name="P22" style:family="paragraph" style:parent-style-name="Text_20_body">
      <style:text-properties officeooo:rsid="0014a712" officeooo:paragraph-rsid="0014a712"/>
    </style:style>
    <style:style style:name="P23" style:family="paragraph" style:parent-style-name="Text_20_body">
      <style:text-properties fo:font-size="14pt" fo:font-weight="bold" officeooo:rsid="0016c2e4" officeooo:paragraph-rsid="0016c2e4" style:font-size-asian="14pt" style:font-weight-asian="bold" style:font-size-complex="14pt" style:font-weight-complex="bold"/>
    </style:style>
    <style:style style:name="P24" style:family="paragraph" style:parent-style-name="Text_20_body" style:list-style-name="L4">
      <style:paragraph-properties fo:text-align="start" style:justify-single-word="false"/>
      <style:text-properties officeooo:rsid="0016c2e4" officeooo:paragraph-rsid="0016c2e4"/>
    </style:style>
    <style:style style:name="P25" style:family="paragraph" style:parent-style-name="Text_20_body" style:list-style-name="L4">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ize="11pt" fo:font-style="italic" style:font-size-asian="11pt" style:font-style-asian="italic" style:font-size-complex="11pt" style:font-style-complex="italic"/>
    </style:style>
    <style:style style:name="T3" style:family="text">
      <style:text-properties fo:font-size="11pt" style:font-size-asian="11pt" style:font-size-complex="11pt"/>
    </style:style>
    <style:style style:name="T4" style:family="text">
      <style:text-properties fo:font-size="14pt" fo:font-weight="bold" style:font-size-asian="14pt" style:font-weight-asian="bold" style:font-size-complex="14pt" style:font-weight-complex="bold"/>
    </style:style>
    <style:style style:name="T5" style:family="text">
      <style:text-properties officeooo:rsid="000bbe9e"/>
    </style:style>
    <style:style style:name="T6" style:family="text">
      <style:text-properties officeooo:rsid="000c0f69"/>
    </style:style>
    <style:style style:name="T7" style:family="text">
      <style:text-properties officeooo:rsid="001383bb"/>
    </style:style>
    <style:style style:name="T8" style:family="text">
      <style:text-properties fo:font-size="14pt" fo:font-style="italic" fo:font-weight="bold" style:font-size-asian="14pt" style:font-style-asian="italic" style:font-weight-asian="bold" style:font-size-complex="14pt" style:font-style-complex="italic" style:font-weight-complex="bold"/>
    </style:style>
    <style:style style:name="T9" style:family="text">
      <style:text-properties fo:font-size="14pt" fo:font-style="italic" fo:font-weight="bold" officeooo:rsid="000cff9f" style:font-size-asian="14pt" style:font-style-asian="italic" style:font-weight-asian="bold" style:font-size-complex="14pt" style:font-style-complex="italic"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10pt" style:font-size-asian="10pt" style:font-size-complex="1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ção do Algoritmo Merge Sort em uma Estrutura de Dados de Lista em C</text:p>
      <text:p text:style-name="Standard"/>
      <text:p text:style-name="Standard"/>
      <text:p text:style-name="P2"><text:span text:style-name="T1"><text:tab/>Este trabalho aborda a implementação do algoritmo de ordenação </text:span><text:span text:style-name="Strong_20_Emphasis"><text:span text:style-name="T1">Merge Sort</text:span></text:span><text:span text:style-name="T1"> em uma estrutura de dados de lista estática em linguagem C. O objetivo é ordenar uma lista de até 1000 registros de alunos com base no número de matrícula. São apresentados os fundamentos teóricos do Merge Sort, sua aplicação em estruturas de dados do tipo lista e detalhes de implementação no contexto do programa desenvolvido.</text:span></text:p>
      <text:p text:style-name="Standard"><text:span text:style-name="T1"/></text:p>
      <text:p text:style-name="P3">Apresentação de 4 Algoritmos Sort</text:p>
      <text:p text:style-name="P4"/>
      <text:list text:style-name="L1">
        <text:list-item>
          <text:p text:style-name="P5"><text:span text:style-name="Strong_20_Emphasis"><text:span text:style-name="T2">Bubble Sort (Ordenação por Flutuação)</text:span></text:span><text:span text:style-name="T2">:</text:span><text:span text:style-name="T3"><text:line-break/>É um algoritmo simples que compara pares adjacentes de elementos e os troca se estiverem na ordem errada. Isso é repetido várias vezes até que a lista esteja ordenada. Embora seja fácil de implementar, não é eficiente para grandes conjuntos de dados devido à sua complexidade de tempo O(n²).</text:span></text:p>
        </text:list-item>
        <text:list-item>
          <text:p text:style-name="P6"><text:span text:style-name="Strong_20_Emphasis"><text:span text:style-name="T2">Selection Sort (Ordenação por Seleção)</text:span></text:span><text:span text:style-name="T2">:</text:span><text:span text:style-name="T3"><text:line-break/>Este algoritmo divide a lista em duas partes: a parte ordenada na frente e a parte não ordenada atrás. Em cada iteração, ele seleciona o elemento mínimo (ou máximo) da parte não ordenada e o move para o final da parte ordenada. Tem complexidade de tempo O(n²) e não é adequado para listas grandes.</text:span></text:p>
        </text:list-item>
        <text:list-item>
          <text:p text:style-name="P6"><text:span text:style-name="Strong_20_Emphasis"><text:span text:style-name="T2">Insertion Sort (Ordenação por Inserção)</text:span></text:span><text:span text:style-name="T2">:</text:span><text:span text:style-name="T3"><text:line-break/>Constrói a lista ordenada um elemento de cada vez, inserindo cada novo elemento na posição correta em relação aos já ordenados. É eficiente para conjuntos de dados pequenos ou quase ordenados, com complexidade média de O(n²) e melhor caso de O(n).</text:span></text:p>
        </text:list-item>
        <text:list-item>
          <text:p text:style-name="P5"><text:span text:style-name="Strong_20_Emphasis"><text:span text:style-name="T2">Merge Sort (Ordenação por Intercalação)</text:span></text:span><text:span text:style-name="T2">:</text:span><text:span text:style-name="T3"><text:line-break/>O Merge Sort é um algoritmo de ordenação que utiliza o paradigma de </text:span><text:span text:style-name="Strong_20_Emphasis"><text:span text:style-name="T3">dividir para conquistar</text:span></text:span><text:span text:style-name="T3">. Ele funciona dividindo recursivamente a lista em sublistas menores até que cada sublista tenha um único elemento (ou nenhum), e então mescla essas sublistas de forma ordenada para produzir sublistas maiores e ordenadas, até reconstruir a lista original ordenada.</text:span></text:p>
        </text:list-item>
      </text:list>
      <text:p text:style-name="P4"/>
      <text:p text:style-name="P3"/>
      <text:p text:style-name="P3"/>
      <text:p text:style-name="Standard"><text:span text:style-name="T1"/></text:p>
      <text:p text:style-name="P7">Introdução</text:p>
      <text:p text:style-name="P2"><text:span text:style-name="T4"><text:tab/></text:span><text:span text:style-name="T5">Dentr</text:span>e os vários métodos de ordenação existentes, o <text:span text:style-name="Strong_20_Emphasis">Merge Sort</text:span> se destaca por sua eficiência e estabilidade, especialmente em grandes conjuntos de dados.</text:p>
      <text:p text:style-name="P2"><text:tab/>Este trabalho tem como objetivo implementar o Merge Sort em uma estrutura de dados de lista estática em C, ordenando <text:span text:style-name="T5">cada </text:span>registro de aluno pelo número de matrícula. Serão apresentados os conceitos básicos do algoritmo, seguidos de uma explicação passo a passo de sua aplicação na lista.</text:p>
      <text:p text:style-name="P8"/>
      <text:p text:style-name="P9"><text:span text:style-name="T6">Exemplo </text:span><text:span text:style-name="T7">visual </text:span><text:span text:style-name="T6">de funcionamento </text:span><text:span text:style-name="T7">do Método Merge Sort</text:span><text:line-break/><text:span text:style-name="T6">By Swfung8 - Own work, CC BY-SA 3.0, </text:span><text:a xlink:type="simple" xlink:href="https://commons.wikimedia.org/w/index.php?curid=14961648" text:style-name="Internet_20_link" text:visited-style-name="Visited_20_Internet_20_Link"><text:span text:style-name="T6">https://commons.wikimedia.org/w/index.php?curid=14961648</text:span></text:a></text:p>
      <text:p text:style-name="P8"/>
      <text:p text:style-name="P10"/>
      <text:p text:style-name="P8"><text:span text:style-name="Source_20_Text"><text:span text:style-name="T8"/></text:span></text:p>
      <text:p text:style-name="Preformatted_20_Text"><text:soft-page-break/><text:span text:style-name="Source_20_Text"><text:span text:style-name="T8"/></text:span></text:p>
      <text:p text:style-name="P11"><text:span text:style-name="Source_20_Text"><text:span text:style-name="T9">Funções Principais</text:span></text:span></text:p>
      <text:p text:style-name="P8"><text:span text:style-name="T4"><text:tab/><text:tab/></text:span>Esta função é responsável por dividir a lista e chamar a função de mesclagem:</text:p>
      <text:p text:style-name="P8"/>
      <text:p text:style-name="P12">void <text:span text:style-name="T10">mergeSort</text:span>(Aluno arr[], int left, int right) {</text:p>
      <text:p text:style-name="P12"><text:s text:c="4"/>if (left &lt; right) {</text:p>
      <text:p text:style-name="P12"><text:s text:c="8"/>int mid = left + (right - left) / 2;</text:p>
      <text:p text:style-name="P12"/>
      <text:p text:style-name="P12"><text:s text:c="8"/>// Ordena a primeira metade</text:p>
      <text:p text:style-name="P12"><text:s text:c="8"/>mergeSort(arr, left, mid);</text:p>
      <text:p text:style-name="P12"><text:s text:c="8"/>// Ordena a segunda metade</text:p>
      <text:p text:style-name="P12"><text:s text:c="8"/>mergeSort(arr, mid + 1, right);</text:p>
      <text:p text:style-name="P12"/>
      <text:p text:style-name="P12"><text:s text:c="8"/>// Mescla as duas metades</text:p>
      <text:p text:style-name="P12"><text:s text:c="8"/>merge(arr, left, mid, right);</text:p>
      <text:p text:style-name="P12"><text:s text:c="4"/>}</text:p>
      <text:p text:style-name="P12">}</text:p>
      <text:p text:style-name="P12"/>
      <text:p text:style-name="P12">void <text:span text:style-name="T10">merge</text:span>(Aluno arr[], int left, int mid, int right) {</text:p>
      <text:p text:style-name="P12"><text:s text:c="4"/>int n1 = mid - left + 1;</text:p>
      <text:p text:style-name="P12"><text:s text:c="4"/>int n2 = right - mid;</text:p>
      <text:p text:style-name="P12"/>
      <text:p text:style-name="P12"><text:s text:c="4"/>Aluno L[n1], R[n2];</text:p>
      <text:p text:style-name="P12"/>
      <text:p text:style-name="P12"><text:s text:c="4"/>// Copia os dados para arrays temporários L[] e R[]</text:p>
      <text:p text:style-name="P12"><text:s text:c="4"/>for (int i = 0; i &lt; n1; i++)</text:p>
      <text:p text:style-name="P12"><text:s text:c="8"/>L[i] = arr[left + i];</text:p>
      <text:p text:style-name="P12"><text:s text:c="4"/>for (int j = 0; j &lt; n2; j++)</text:p>
      <text:p text:style-name="P12"><text:s text:c="8"/>R[j] = arr[mid + 1 + j];</text:p>
      <text:p text:style-name="P12"/>
      <text:p text:style-name="P12"><text:s text:c="4"/>// Mescla os arrays temporários de volta em arr[left..right]</text:p>
      <text:p text:style-name="P12"><text:s text:c="4"/>int i = 0, j = 0, k = left;</text:p>
      <text:p text:style-name="P12"/>
      <text:p text:style-name="P12"><text:s text:c="4"/>while (i &lt; n1 &amp;&amp; j &lt; n2) {</text:p>
      <text:p text:style-name="P12"><text:s text:c="8"/>if (L[i].matricula &lt;= R[j].matricula) {</text:p>
      <text:p text:style-name="P12"><text:s text:c="12"/>arr[k] = L[i];</text:p>
      <text:p text:style-name="P12"><text:s text:c="12"/>i++;</text:p>
      <text:p text:style-name="P12"><text:s text:c="8"/>} else {</text:p>
      <text:p text:style-name="P12"><text:s text:c="12"/>arr[k] = R[j];</text:p>
      <text:p text:style-name="P12"><text:s text:c="12"/>j++;</text:p>
      <text:p text:style-name="P12"><text:s text:c="8"/>}</text:p>
      <text:p text:style-name="P12"><text:s text:c="8"/>k++;</text:p>
      <text:p text:style-name="P12"><text:s text:c="4"/>}</text:p>
      <text:p text:style-name="P12"/>
      <text:p text:style-name="P12"><text:s text:c="4"/>// Copia os elementos restantes de L[], se houver</text:p>
      <text:p text:style-name="P12"><text:s text:c="4"/>while (i &lt; n1) {</text:p>
      <text:p text:style-name="P12"><text:s text:c="8"/>arr[k] = L[i];</text:p>
      <text:p text:style-name="P12"><text:s text:c="8"/>i++;</text:p>
      <text:p text:style-name="P12"><text:s text:c="8"/>k++;</text:p>
      <text:p text:style-name="P12"><text:s text:c="4"/>}</text:p>
      <text:p text:style-name="P12"/>
      <text:p text:style-name="P12"><text:s text:c="4"/>// Copia os elementos restantes de R[], se houver</text:p>
      <text:p text:style-name="P12"><text:s text:c="4"/>while (j &lt; n2) {</text:p>
      <text:p text:style-name="P12"><text:s text:c="8"/>arr[k] = R[j];</text:p>
      <text:p text:style-name="P12"><text:s text:c="8"/>j++;</text:p>
      <text:p text:style-name="P12"><text:s text:c="8"/>k++;</text:p>
      <text:p text:style-name="P12"><text:soft-page-break/><text:s text:c="4"/>}</text:p>
      <text:p text:style-name="P12">}</text:p>
      <text:p text:style-name="P13"/>
      <text:h text:style-name="P14" text:outline-level="2">Considerações sobre a Implementação</text:h>
      <text:h text:style-name="P15" text:outline-level="3">Vantagens do Merge Sort na Lista</text:h>
      <text:list text:style-name="L2">
        <text:list-item>
          <text:p text:style-name="P16"><text:span text:style-name="Strong_20_Emphasis"><text:span text:style-name="T3">Estabilidade</text:span></text:span><text:span text:style-name="T3">: Mantém a ordem relativa dos elementos com chaves iguais.</text:span></text:p>
        </text:list-item>
        <text:list-item>
          <text:p text:style-name="P16"><text:span text:style-name="Strong_20_Emphasis"><text:span text:style-name="T3">Eficiência em Grandes Conjuntos de Dados</text:span></text:span><text:span text:style-name="T3">: Com complexidade O(n log n), é adequado para listas de até 1000 elementos.</text:span></text:p>
        </text:list-item>
        <text:list-item>
          <text:p text:style-name="P17"><text:span text:style-name="Strong_20_Emphasis"><text:span text:style-name="T3">Facilidade de Implementação Recursiva</text:span></text:span><text:span text:style-name="T3">: O algoritmo se adapta bem à programação recursiva, facilitando a divisão e conquista.</text:span></text:p>
        </text:list-item>
      </text:list>
      <text:h text:style-name="P15" text:outline-level="3" text:is-list-header="true">Limitações</text:h>
      <text:list text:style-name="L3">
        <text:list-item>
          <text:p text:style-name="P18"><text:span text:style-name="Strong_20_Emphasis"><text:span text:style-name="T3">Uso Adicional de Memória</text:span></text:span><text:span text:style-name="T3">: Requer espaço extra para os arrays temporários durante a mesclagem.</text:span></text:p>
        </text:list-item>
        <text:list-item>
          <text:p text:style-name="P19"><text:span text:style-name="Strong_20_Emphasis"><text:span text:style-name="T3">Operações de I/O</text:span></text:span><text:span text:style-name="T3">: Em programas interativos, o excesso de chamadas recursivas pode impactar a performance se não for bem gerenciado.</text:span></text:p>
        </text:list-item>
      </text:list>
      <text:p text:style-name="Text_20_body"><text:span text:style-name="T3"/></text:p>
      <text:h text:style-name="P20" text:outline-level="2">Conclusão</text:h>
      <text:p text:style-name="P21"><text:tab/>A implementação do Merge Sort em uma estrutura de dados de lista estática mostrou-se eficiente para ordenar registros de alunos por número de matrícula. O algoritmo garantiu uma ordenação estável e eficiente, adequada para o tamanho da lista proposta. A integração com a estrutura de dados lista permitiu que as operações de inserção, remoção, consulta e listagem fossem realizadas de forma ordenada e otimizada a cada inserção.</text:p>
      <text:p text:style-name="P22"><text:span text:style-name="T3"/></text:p>
      <text:p text:style-name="P23">Referência</text:p>
      <text:list text:style-name="L4">
        <text:list-item>
          <text:p text:style-name="P24"><text:span text:style-name="Strong_20_Emphasis"><text:span text:style-name="T11">Merge Sort</text:span></text:span><text:span text:style-name="T11">:<text:line-break/></text:span><text:a xlink:type="simple" xlink:href="https://en.wikipedia.org/wiki/Merge_sort" office:target-frame-name="_new" xlink:show="replace" text:style-name="Internet_20_link" text:visited-style-name="Visited_20_Internet_20_Link"><text:span text:style-name="T11">https://en.wikipedia.org/wiki/Merge_sort</text:span></text:a></text:p>
        </text:list-item>
        <text:list-item>
          <text:p text:style-name="P25"><text:span text:style-name="Strong_20_Emphasis"><text:span text:style-name="T11">Bubble Sort</text:span></text:span><text:span text:style-name="T11">:<text:line-break/></text:span><text:a xlink:type="simple" xlink:href="https://en.wikipedia.org/wiki/Bubble_sort" office:target-frame-name="_new" xlink:show="replace" text:style-name="Internet_20_link" text:visited-style-name="Visited_20_Internet_20_Link"><text:span text:style-name="T11">https://en.wikipedia.org/wiki/Bubble_sort</text:span></text:a></text:p>
        </text:list-item>
        <text:list-item>
          <text:p text:style-name="P25"><text:span text:style-name="Strong_20_Emphasis"><text:span text:style-name="T11">Selection Sort</text:span></text:span><text:span text:style-name="T11">:<text:line-break/></text:span><text:a xlink:type="simple" xlink:href="https://en.wikipedia.org/wiki/Selection_sort" office:target-frame-name="_new" xlink:show="replace" text:style-name="Internet_20_link" text:visited-style-name="Visited_20_Internet_20_Link"><text:span text:style-name="T11">https://en.wikipedia.org/wiki/Selection_sort</text:span></text:a></text:p>
        </text:list-item>
        <text:list-item>
          <text:p text:style-name="P25"><text:span text:style-name="Strong_20_Emphasis"><text:span text:style-name="T11">Insertion Sort</text:span></text:span><text:span text:style-name="T11">:<text:line-break/></text:span><text:a xlink:type="simple" xlink:href="https://en.wikipedia.org/wiki/Insertion_sort" text:style-name="Internet_20_link" text:visited-style-name="Visited_20_Internet_20_Link"><text:span text:style-name="T11">https://en.wikipedia.org/wiki/Insertion_sort</text:span></text:a><text:span text:style-name="T11"> </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DejaVu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ejaVu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501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3.501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Forest">
        <loext:color loext:name="dark1" loext:color="#000000"/>
        <loext:color loext:name="light1" loext:color="#ffffff"/>
        <loext:color loext:name="dark2" loext:color="#000000"/>
        <loext:color loext:name="light2" loext:color="#ffffff"/>
        <loext:color loext:name="accent1" loext:color="#813709"/>
        <loext:color loext:name="accent2" loext:color="#224b12"/>
        <loext:color loext:name="accent3" loext:color="#706e0c"/>
        <loext:color loext:name="accent4" loext:color="#355269"/>
        <loext:color loext:name="accent5" loext:color="#be480a"/>
        <loext:color loext:name="accent6" loext:color="#be480a"/>
        <loext:color loext:name="hyperlink" loext:color="#2a6099"/>
        <loext:color loext:name="followed-hyperlink" loext:color="#800080"/>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12:01:41.458326601</meta:creation-date>
    <meta:editing-duration>PT1H19M51S</meta:editing-duration>
    <meta:editing-cycles>8</meta:editing-cycles>
    <meta:generator>LibreOffice/24.8.0.3$Linux_X86_64 LibreOffice_project/0bdf1299c94fe897b119f97f3c613e9dca6be583</meta:generator>
    <dc:date>2024-10-02T13:47:31.808510303</dc:date>
    <meta:document-statistic meta:table-count="0" meta:image-count="0" meta:object-count="0" meta:page-count="3" meta:paragraph-count="73" meta:word-count="806" meta:character-count="5051" meta:non-whitespace-character-count="4058"/>
  </office:meta>
</office:document-meta>
</file>